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009acc" fo:font-size="12pt" style:font-size-asian="12pt" style:font-size-complex="12pt"/>
    </style:style>
    <style:style style:name="P2" style:family="paragraph" style:parent-style-name="Standard">
      <style:text-properties fo:font-size="12pt" style:font-size-asian="12pt" style:font-size-complex="12pt"/>
    </style:style>
    <style:style style:name="P3" style:family="paragraph" style:parent-style-name="Standard" style:list-style-name="L1">
      <style:text-properties fo:font-size="12pt" style:font-size-asian="12pt" style:font-size-complex="12pt"/>
    </style:style>
    <style:style style:name="P4" style:family="paragraph" style:parent-style-name="Standard">
      <style:text-properties fo:font-size="12pt" fo:letter-spacing="-0.0102in" style:font-size-asian="12pt" style:font-size-complex="12pt"/>
    </style:style>
    <style:style style:name="T1" style:family="text">
      <style:text-properties fo:font-size="74.25pt"/>
    </style:style>
    <style:style style:name="T2" style:family="text">
      <style:text-properties fo:font-style="italic"/>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Base de Conocimientos:</text:p>
      <text:p text:style-name="P1"> </text:p>
      <text:p text:style-name="P2">es donde se almacena el conocimiento del campo a desarrollar. Losconocimientos que se suelen almacenar son de cuatro tipos: conocimiento objetivo, que describela situación real del sistema; conocimiento de sucesos, relacionado con los sucesos que ocurrenen el tiempo de ejecución; conocimiento del funcionamiento del sistema, de cómo se hacen lascosas, y metaconocimiento, que relaciona los anteriores. Contiene el conocimiento del tema,generalmente proporcionado por un experto en el tema, convenientemente formalizado yestructurado. La representación del conocimiento por lo general es sencilla y mediante reglas.Existen varias formas de representar el conocimiento:</text:p>
      <text:p text:style-name="P2">•</text:p>
      <text:p text:style-name="P2"> </text:p>
      <text:p text:style-name="P2">Marcos (Frames): son estructuras de datos donde se almacenan información concreta deun cierto concepto e información relacional para completar la definición del concepto. Serepresentan por una serie de campos y los valores asociados a los mismos, pudiendo ser otro "frame".</text:p>
      <text:p text:style-name="P2">•</text:p>
      <text:p text:style-name="P2"> </text:p>
      <text:p text:style-name="P2">Redes semánticas: son representaciones gráficas del conocimiento, mediante nodos, querepresentan objetos o conjuntos de objetos, y arcos, que relacionan dichos objetos. Tantolos "frames" como las redes son representaciones descriptivas, difíciles de usar pararepresentar el razonamiento.</text:p>
      <text:p text:style-name="P2">•</text:p>
      <text:p text:style-name="P2"> </text:p>
      <text:p text:style-name="P2">Reglas: es la forma más extendida de representación del conocimiento. Representan laforma de razonar. Tienen la forma SI &lt;condición&gt; ENTONCES &lt;acción/conclusión&gt;. Esimportante el orden de ejecución de las reglas, por ello se les suele dotar de prioridades.Una regla que activa otra se denomina metaregla, y se suelen usar para desarrollar  progresivamente el conocimiento del experto.Una labor fundamental es la Adquisición del Conocimiento y su representación mediantealguna de las formas anteriores. Una de las técnicas más usadas son las entrevistas con losresponsables del proceso, donde se consume la mayoría del tiempo. Además se suelen usar las bases de datos existentes en el sistema, añadir modelos matemáticos o heurísticos, y analizar elsistema mediante programas de simulación. También en entornos dinámicos, como los sistemasde producción, se adquiere conocimiento con el tiempo</text:p>
      <text:p text:style-name="P2"/>
      <text:p text:style-name="P2"/>
      <text:p text:style-name="P4">Base de hechos:</text:p>
      <text:p text:style-name="P2">representa el conocimiento del estado del sistema en un cierto instante.Usualmente se representa en una base de datos, y su información está directamente enlazada conla base de conocimientos. Un hecho puede provocar el disparo de una regla.</text:p>
      <text:p text:style-name="P4">3) Motor de Inferencia:</text:p>
      <text:p text:style-name="P2">utiliza la base de conocimiento y de hechos combinándolas yfusionándolas, para realizar una serie de razonamientos acerca del problema en cuestión.Funciona como un supervisor, extrae conclusiones a partir de los datos simbólicos que estánalmacenados en las bases de hechos y de conocimiento. Dependen en gran medida de larepresentación elegida; por su importancia analizaremos los motores de inferencia basados enreglas. Para obtener conclusiones, los expertos utilizan diferentes mecanismos y estrategias deinferencia y control. Entre los mecanismos de inferencia están, [9]:</text:p>
      <text:p text:style-name="P2">•</text:p>
      <text:p text:style-name="P2"> </text:p>
      <text:p text:style-name="P2">Modus Ponens</text:p>
      <text:p text:style-name="P2">•</text:p>
      <text:p text:style-name="P2"> </text:p>
      <text:p text:style-name="P2"><text:soft-page-break/>Modus TollensLas estrategias de inferencia pueden ser simples o compuestas. Estas últimas permitenestructurar el conocimiento en diferentes niveles, y en este caso, se dá un encadenamiento dereglas que conducen finalmente a una conclusión.</text:p>
      <text:p text:style-name="P2">3.1) Modus Ponens y Modus Tollens:</text:p>
      <text:p text:style-name="P2">El Modus Ponens es quizás la estrategia deinferencia mas comúnmente utilizada. Se utiliza para obtener conclusiones simples. Enella, se examina la premisa de la regla, y si es cierta, la conclusión pasa a formar parte delconocimiento. Por ejemplo, supóngase que se tiene la regla, “Si A es cierto, entonces B escierto" y que se sabe además que “A es cierto". La regla Modus Ponens concluye que B escierto." Esta regla de inferencia, que parece trivial, debido a su familiaridad, es la base deun gran número de sistemas expertos.La regla de inferencia Modus Tollens se utiliza también para obtener conclusionessimples. En este caso se examina la conclusión y si es falsa, se concluye que la premisatambién es falsa. Por ejemplo, supóngase de nuevo que se tiene la regla, “Si A es cierto,entonces B es cierto" pero se sabe que B es falso." Entonces, utilizando la regla Modu</text:p>
      <text:p text:style-name="P2">Ponens no se puede obtener ninguna conclusión pero la regla Modus Tollens concluyeque A es falso".El rendimiento del motor de inferencia depende del conjunto de reglas en su basede conocimiento. Hay situaciones en las que el motor de inferencia puede concluir utilizando un conjunto de reglas, pero no puede, utilizando otro (aunque estos seanlógicamente equivalentes).</text:p>
      <text:p text:style-name="P2">3.2) Encadenamiento de Reglas:</text:p>
      <text:p text:style-name="P2">Una de las estrategias de inferencia más utilizadas paraobtener conclusiones compuestas es el llamado encadenamiento de reglas. Esta estrategia puede utilizarse cuando las premisas de ciertas reglas coinciden con las conclusiones deotras. Cuando se encadenan las reglas, los hechos pueden utilizarse para dar lugar anuevos hechos. Esto se repite sucesivamente hasta que no pueden obtenerse másconclusiones. Existen varios algoritmos de búsqueda a lo largo de las reglas para inferir conclusiones a partir de los hechos y las reglas. Todos los algoritmos son del tipo"pattern-matching", que van disparando reglas a medida que se cumplen las condiciones.Se pueden diferenciar dos mecanismos de inferencia:</text:p>
      <text:p text:style-name="P2"> </text:p>
      <text:list xml:id="list1704177356" text:style-name="L1">
        <text:list-item>
          <text:p text:style-name="P3">Encadenamiento hacia adelante: se extraen conclusiones a partir delcumplimiento de las condiciones de ciertas reglas que, a su vez, provocarán elcumplimiento de las condiciones en otras reglas hasta que no se cumplan enninguna de ellas.</text:p>
        </text:list-item>
        <text:list-item>
          <text:p text:style-name="P3">- Encadenamiento hacia atrás: se suponen ciertas las conclusiones de una regla y,como consecuencia, se van disparando aquellas reglas que provocarían la reglaoriginal. El proceso acaba si no se cumplen las condiciones de las reglas o si secumplen para todas las reglas.En la figura 3.3 muestra un ejemplo de cómo se pueden encadenar las reglas</text:p>
        </text:list-item>
        <text:list-item>
          <text:p text:style-name="P3"/>
        </text:list-item>
      </text:list>
      <text:p text:style-name="P2"/>
      <text:p text:style-name="P2"/>
      <text:p text:style-name="P4">Módulo explicativo:</text:p>
      <text:p text:style-name="P2">es el módulo que explica al usuario la estrategia de solución encontrada yel por qué de las decisiones tomadas. Es el que permite justificar y explicar el análisis completodel problema y las soluciones propuestas, así como la semejanza o diferencia entre dicha solucióny las de los casos históricos.El proceso completo que se realiza en un sistema de razonamiento basado en casos se puede representar como un ciclo de actividades:1. RECUPERAR el o los casos más parecidos al problema actual. Para ello el sistema utiliza lalibrería de índices.2. REUTILIZAR la información y el conocimiento de dicho caso para intentar resolver el problema.3. REVISAR la solución propuesta si es necesario.4. RETENER la parte útil de esta experiencia para ser utilizada en la resolución de futuros problema</text:p>
      <text:p text:style-name="P2"/>
      <text:p text:style-name="P4">Interfaz de usuario:</text:p>
      <text:p text:style-name="P2"><text:soft-page-break/> permite la comunicación entre el usuario y el sistema experto. El usuario puede consultar con el sistema a través de menús, gráficos, entre otros, y éste le responde conresultados. También es interesante mostrar la forma en que extrae las conclusiones a partir de loshechos. En sistemas productivos se cuida la forma de presentar al operador las órdenes obtenidasdel sistema experto, debido a que información excesiva o confusa dificulta la actuación en tiemporeal.La implementación de un sistema experto completo obliga al desarrollo de cada uno delos elementos anteriores a través de lenguajes o herramientas de desarrollo. Existen cuatroalternativas para la implementación de un sistema experto:-Lenguajes de alto nivel (HLL): son lenguajes de propósito general (C, Fortran, Basic,...). Tienencomo ventajas su eficiencia, su familiaridad y la portabilidad a cualquier entorno, pero elinconveniente de no estar preparados para una programación basada en símbolos.-Lenguajes simbólicos: fundamentalmente LISP y PROLOG. Son los lenguajes de alto nivel másutilizados por su adaptación a la lógica de la base de conocimientos representada mediantesímbolos, y por su mecanismo de extraer conclusiones. Su eficiencia aumenta en estaciones detrabajo diseñadas para dichos lenguajes.-Herramientas de desarrollo (shells): son programas preparados para el desarrollo de sistemasexpertos pues incorporan el motor de inferencia, independiente de las bases de hechos y deconocimiento. El programador se limita a traducir dichas bases a un lenguaje preparado a talefecto, pudiendo enlazarse con otros lenguajes para el desarrollo de funciones adicionales. Suelenestar desarrollados en CLIPS, LISP o PROLOG para aumentar su eficiencia. La flexibilidad esmenor, aunque suelen incorporar procesadores de texto, gráficos y herramientas de análisis.-Entornos de desarrollo (environments): añaden a los shells el uso de un entorno gráfico(ventanas, iconos,...) que facilita el desarrollo del sistema experto. Tienen como ventaja ladisminución del tiempo de desarrollo, pero suelen ser caros y poco flexibles</text:p>
      <text:p text:style-name="P2"/>
      <text:p text:style-name="P2">  </text:p>
      <text:section text:style-name="Sect1" text:name="page44">
        <text:p text:style-name="P2"/>
        <text:p text:style-name="P2">35Los shells son los más usados para el desarrollo de sistemas expertos, mientras que elPROLOG está muy extendido en Europa y Japón, el LISP lo está en Estados Unidos. Losentornos aún ocupan un sector minoritario pero la tendencia a su utilización va en aumento.</text:p>
        <text:p text:style-name="P4">6) Módulo de adquisición del conocimiento:</text:p>
        <text:p text:style-name="P2">a través de este componente el ingeniero delconocimiento o el experto del tema puede construir inicialmente el sistema o actualizar elconocimiento de la base de conocimientos en general. Permite incorporar los hechos y las reglasal sistema y probar y depurar los cambios realizados. Adicionalmente, por medio de éste se pueden realizar actividades relacionadas con la configuración del sistema, específicamente delmotor de inferencia, de acuerdo con las necesidades del usuario.Una forma básica de integrar un sistema experto en el mecanismo de control es lamostrada en la figura 3.4, donde el sistema recoge la información en tiempo real del proceso y la procesa para dar respuesta al usuario. Los sistemas expertos parecen adecuados para la utilizacióncomo apoyo a la toma de decisiones en tiempo real, y como aprendizaje en modo estudio. Lamayoría de los sistemas expertos que se utilizan en control de la producción monitorizan losresultados para que el operador tome la decisión</text:p>
      </text:section>
      <text:p text:style-name="P2"/>
      <text:p text:style-name="P2"/>
      <text:p text:style-name="P2">Sistema experto para el monitoreo y control del proceso de reducción directa MIDREX 1 de la empresa SIDOR, C.A. / Olga Josefina Avila Camacho </text:p>
      <text:p text:style-name="Standard">Título: <text:span text:style-name="T2">Sistema experto para el monitoreo y control del proceso de reducción directa MIDREX 1 de la empresa SIDOR, C.A. / Olga Josefina Avila Camacho </text:span></text:p>
      <text:p text:style-name="Standard">Repositorio: <text:a xlink:type="simple" xlink:href="http://www.repositorium.org/repositorium/viewarchive.php?id=1">Universidad de Los Andes, SERBIULA - Venezuela </text:a></text:p>
      <text:p text:style-name="Standard">URL: <text:a xlink:type="simple" xlink:href="http://platon.serbi.ula.ve/librum/librum_ula/ver.php?ndoc=248021">http://platon.serbi.ula.ve/librum/librum_ula/ver.php?ndoc=24 8021</text:a> </text:p>
      <text:p text:style-name="Standard">Autor(es): Avila Camacho, Olga Josefina <text:line-break/>Universidad de Los Andes. Escuela de Ingeniería de Sistemas, Tesis, 2006 <text:line-break/><text:soft-page-break/>Cerrada Lozada, Mariela </text:p>
      <text:p text:style-name="Standard">Fecha: 2006-01-01 </text:p>
      <text:p text:style-name="Standard">Resumen: Mecanografiado<text:line-break/>Tesis (Ing. de Sistemas) -- Universidad de Los Andes, Facultad de Ingeniería, Escuela de Ingeniería de Sistemas, Mérida, 2006<text:line-break/>Incluye bibliografía </text:p>
      <text:p text:style-name="Standard">Indice de Términos: </text:p>
      <text:p text:style-name="Standard">Disciplina(s): Sistemas expertos (Computación) </text:p>
      <text:p text:style-name="Standard">Tema(s): Inteligencia artificial </text:p>
      <text:p text:style-name="Standard">Enfoque/Método: </text:p>
      <text:p text:style-name="Standard">Cobertura: </text:p>
      <text:p text:style-name="Standard">Editor: </text:p>
      <text:p text:style-name="Standard">Otros Colaboradores: </text:p>
      <text:p text:style-name="Standard">Fuente: SERBIULA (sistema Librum 2.0) </text:p>
      <text:p text:style-name="Standard">Lengua(s): es </text:p>
      <text:p text:style-name="Standard">Relación: </text:p>
      <text:p text:style-name="Standard">Tipo del Recurso: Material Impreso </text:p>
      <text:p text:style-name="Standard">Formato: texto/html </text:p>
      <text:p text:style-name="Standard">Derechos: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a Vidal</meta:initial-creator>
    <meta:creation-date>2012-04-25T19:07:25</meta:creation-date>
    <dc:date>2012-04-25T19:22:08</dc:date>
    <dc:creator>Erica Vidal</dc:creator>
    <meta:editing-duration>PT14M45S</meta:editing-duration>
    <meta:editing-cycles>1</meta:editing-cycles>
    <meta:generator>LibreOffice/3.4$Unix LibreOffice_project/340m1$Build-402</meta:generator>
    <meta:document-statistic meta:table-count="0" meta:image-count="0" meta:object-count="0" meta:page-count="4" meta:paragraph-count="58" meta:word-count="1621" meta:character-count="11089" meta:non-whitespace-character-count="9487"/>
  </office:meta>
</office:document-meta>
</file>